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45cm"/>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Report for Assignment #1A </text:span></text:p>
          </draw:text-box>
        </draw:frame>
        <draw:frame presentation:style-name="pr2" draw:text-style-name="P2" draw:layer="layout" svg:width="25.199cm" svg:height="12.179cm" svg:x="1.4cm" svg:y="4.914cm" presentation:class="subtitle">
          <draw:text-box>
            <text:p>Turtle Jump : Game Playing, using Minimax Search( Alpha-beta pruning)</text:p>
            <text:p>*Including Bonus Diagonal Moves</text:p>
          </draw:text-box>
        </draw:frame>
        <draw:frame draw:style-name="gr1" draw:text-style-name="P3" draw:layer="layout" svg:width="10cm" svg:height="3.095cm" svg:x="17.4cm" svg:y="16.2cm">
          <draw:text-box>
            <text:p>Group Members:</text:p>
            <text:p>- Anant Kumar Singh, B15CS007</text:p>
            <text:p>- Ashish Yadav Ji, B15CS012</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3.506cm" svg:x="1.4cm" svg:y="0.837cm" presentation:class="title">
          <draw:text-box>
            <text:p><text:span text:style-name="T1">Game Heuristic</text:span></text:p>
          </draw:text-box>
        </draw:frame>
        <draw:frame presentation:style-name="pr4" draw:layer="layout" svg:width="25.199cm" svg:height="12.179cm" svg:x="1.4cm" svg:y="4.914cm" presentation:class="outline" presentation:user-transformed="true">
          <draw:text-box>
            <text:list text:style-name="L2">
              <text:list-header>
                <text:p><text:span text:style-name="T2">Given a gamestate, our heuristic accounts for the count of our players alive(Count(A,G)) and the number of opponent players capturable in next move(CaptureCount(A,G)).</text:span></text:p>
                <text:p/>
                <text:p><text:span text:style-name="T2">H(G) = Count(A,G) + CaptureCount(A,G) - CaptureCount(B,G)</text:span></text:p>
                <text:p><text:span text:style-name="T2"/></text:p>
              </text:list-header>
              <text:list-item>
                <text:p><text:span text:style-name="T2">Note: A denotes Player symbol (A/B)</text:span></text:p>
                <text:list>
                  <text:list-item>
                    <text:list>
                      <text:list-header>
                        <text:p><text:span text:style-name="T2">G denotes a gamestate. </text:span></text:p>
                      </text:list-header>
                    </text:list>
                  </text:list-item>
                </text:list>
                <text:p><text:span text:style-name="T2"/></text:p>
                <text:p><text:span text:style-name="T2">This, heuristic is admissible and consistent.</text:span></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draw:text-box>
            <text:p><text:span text:style-name="T1">Game Heuristic</text:span></text:p>
          </draw:text-box>
        </draw:frame>
        <draw:frame presentation:style-name="pr4" draw:layer="layout" svg:width="25.199cm" svg:height="12.179cm" svg:x="1.4cm" svg:y="4.914cm" presentation:class="outline" presentation:user-transformed="true">
          <draw:text-box>
            <text:list text:style-name="L2">
              <text:list-item>
                <text:p><text:span text:style-name="T2">A gamestate having higher Count(A,G) value is better as that player will come closer to a winning gamestate.</text:span></text:p>
              </text:list-item>
              <text:list-item>
                <text:p><text:span text:style-name="T2">Gamestate with higher CaptureCount(A,G) value will have more opportunity of capturing opponent’s pieces in the subsequent moves also.</text:span></text:p>
              </text:list-item>
              <text:list-item>
                <text:p><text:span text:style-name="T2">Similarly, Gamestate with lower CaptureCount(B,G) value will be less vulnerable to losing pieces.</text:span></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12.179cm" svg:x="1.4cm" svg:y="4.914cm" presentation:class="outline">
          <draw:text-box>
            <text:list text:style-name="L2">
              <text:list-item>
                <text:p>Against RandomAgent (60 games):</text:p>
                <text:p>Won <text:s/>: 59 / 60 Games</text:p>
                <text:p>Draw : <text:s/>1 <text:s/>/ 60 Games</text:p>
                <text:p>Lost <text:s text:c="2"/>: <text:s/>0 / 60 Games</text:p>
              </text:list-item>
              <text:list-item>
                <text:p>Against HumanAgent (5 games):</text:p>
                <text:p>Won : 5 / 5 Games</text:p>
              </text:list-item>
            </text:list>
          </draw:text-box>
        </draw:frame>
        <draw:frame presentation:style-name="pr1" draw:text-style-name="P1" draw:layer="layout" svg:width="25.199cm" svg:height="3.506cm" svg:x="1.401cm" svg:y="0.837cm" presentation:class="title" presentation:user-transformed="true">
          <draw:text-box>
            <text:p><text:span text:style-name="T1">Win Statistics</text:span></text:p>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3.506cm" svg:x="1.4cm" svg:y="0.837cm" presentation:class="title">
          <draw:text-box>
            <text:p><text:span text:style-name="T1">Loss Analysis</text:span></text:p>
          </draw:text-box>
        </draw:frame>
        <draw:frame presentation:style-name="pr4" draw:layer="layout" svg:width="25.199cm" svg:height="12.179cm" svg:x="1.4cm" svg:y="4.914cm" presentation:class="outline">
          <draw:text-box>
            <text:list text:style-name="L2">
              <text:list-item>
                <text:p>Against Random Agent :</text:p>
                <text:p><text:span text:style-name="T2">Random agent does not always choose the optimal move against the optimal AI agent, hence the minimax(αβ pruning) algorithm of AI agent gives better results than expected(optimal). Therefore it has almost zero probabilty of losing.</text:span></text:p>
              </text:list-item>
              <text:list-item>
                <text:p>Against Human Agent :</text:p>
                <text:p><text:span text:style-name="T2">Human agent may choose optimal move, but most of the time all situations are not considered, therefore leads to a sub-optimal move. Hence, human agent has better winning probabilty than random agent.</text:span></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7T17:47:24.411754845</meta:creation-date>
    <dc:date>2018-03-27T22:38:02.965471319</dc:date>
    <meta:editing-duration>PT40M28S</meta:editing-duration>
    <meta:editing-cycles>14</meta:editing-cycles>
    <meta:generator>LibreOffice/5.1.6.2$Linux_X86_64 LibreOffice_project/10m0$Build-2</meta:generator>
    <meta:document-statistic meta:object-count="42"/>
  </office:meta>
</office:document-meta>
</file>